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F000004287C4BE25A6243EE1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7.7cm" svg:x="1.001cm" svg:y="1cm">
          <draw:image xlink:href="Pictures/10000001000003AF000004287C4BE25A6243EE1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0T20:15:47.731258457</meta:creation-date>
    <dc:date>2023-05-02T16:48:21.307372735</dc:date>
    <meta:editing-duration>PT4M18S</meta:editing-duration>
    <meta:editing-cycles>6</meta:editing-cycles>
    <meta:generator>LibreOffice/7.3.7.2$Linux_X86_64 LibreOffice_project/30$Build-2</meta:generator>
    <meta:document-statistic meta:object-count="1"/>
  </office:meta>
</office:document-meta>
</file>